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8f0c" officeooo:paragraph-rsid="00188f0c"/>
    </style:style>
    <style:style style:name="P2" style:family="paragraph" style:parent-style-name="Standard">
      <style:text-properties officeooo:rsid="0018d561" officeooo:paragraph-rsid="0018d561"/>
    </style:style>
    <style:style style:name="P3" style:family="paragraph" style:parent-style-name="Standard">
      <style:text-properties officeooo:rsid="00188f0c" officeooo:paragraph-rsid="00188f0c"/>
    </style:style>
    <style:style style:name="P4" style:family="paragraph" style:parent-style-name="Standard">
      <style:text-properties officeooo:rsid="001ac7d3" officeooo:paragraph-rsid="001ac7d3"/>
    </style:style>
    <style:style style:name="T1" style:family="text">
      <style:text-properties officeooo:rsid="001c19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show</text:p>
      <text:p text:style-name="P1"/>
      <text:p text:style-name="P1"><text:s/># &lt;commit ID&gt; on branch &lt;Current branch index&gt; \n</text:p>
      <text:p text:style-name="P1">&lt;Date&gt; ~ &lt;Time&gt; \n</text:p>
      <text:p text:style-name="P1">&lt;Mesaj&gt; \n\n</text:p>
      <text:p text:style-name="P2">&lt;FileName1&gt; \n</text:p>
      <text:p text:style-name="P2">&lt;Content&gt; \n<text:span text:style-name="T1">\n</text:span></text:p>
      <text:p text:style-name="P2">...</text:p>
      <text:p text:style-name="P2">&lt;FileNameN&gt; \n</text:p>
      <text:p text:style-name="P2">&lt;Content&gt; \n\n</text:p>
      <text:p text:style-name="P1"/>
      <text:p text:style-name="P1"/>
      <text:p text:style-name="P1">Eg.:</text:p>
      <text:p text:style-name="P1"/>
      <text:p text:style-name="P2">show</text:p>
      <text:p text:style-name="P1"/>
      <text:p text:style-name="P1">#1 on branch 2</text:p>
      <text:p text:style-name="P1">#28.07.2020 ~ 18:01:00</text:p>
      <text:p text:style-name="P1">Fixed typo in readme.</text:p>
      <text:p text:style-name="P1"/>
      <text:p text:style-name="P4">Readme.txt</text:p>
      <text:p text:style-name="P4">Ana are mere.</text:p>
      <text:p text:style-name="P4"/>
      <text:p text:style-name="P4">Math.in</text:p>
      <text:p text:style-name="P4">2 + 2 =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5:19:01.664497969</meta:creation-date>
    <dc:date>2020-08-17T15:46:00.518317405</dc:date>
    <meta:editing-duration>PT9M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48" meta:character-count="247" meta:non-whitespace-character-count="216"/>
  </office:meta>
</office:document-meta>
</file>